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d7e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5b0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1155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0000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5b0f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000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héma de borniers du “Convoyeur SAE EME”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chéma de borniers du “Convoyeur SAE EME”</text:span></text:p>
          </draw:text-box>
        </draw:frame>
        <draw:frame draw:name="Google Shape;55;p13" presentation:style-name="pr2" draw:text-style-name="P5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3"><text:span text:style-name="T2">Les nombres en noir gras represente le numéro des fils du borniers de la portes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Les indications en rouge gras, indique les bornes de branchements des relais pour les capteurs.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P4 correspond à Pθ, qui lui même represente le capteur de température du four de trempe.</text:span></text:p>
              </text:list-item>
            </text:list>
          </draw:text-box>
        </draw:frame>
        <presentation:notes draw:style-name="dp2">
          <draw:page-thumbnail draw:name="Google Shape;51;g126a3d75843_0_0:notes" draw:style-name="gr1" draw:layer="layout" svg:width="16.932cm" svg:height="9.524cm" svg:x="1.059cm" svg:y="1.905cm" draw:page-number="1" presentation:class="page"/>
          <draw:frame draw:name="Google Shape;52;g126a3d75843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custom-shape draw:name="Google Shape;60;p14" draw:style-name="gr2" draw:text-style-name="P7" draw:layer="layout" svg:width="0.81cm" svg:height="3.701cm" svg:x="8.987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8" draw:layer="layout" svg:width="5.749cm" svg:height="1.101cm" svg:x="0.5cm" svg:y="0.5cm">
          <text:p text:style-name="P1"><text:span text:style-name="T3">Borniers de puissan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2" draw:text-style-name="P7" draw:layer="layout" svg:width="0.81cm" svg:height="3.701cm" svg:x="9.798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2" draw:text-style-name="P7" draw:layer="layout" svg:width="0.81cm" svg:height="3.701cm" svg:x="14.328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7" draw:layer="layout" svg:width="0.81cm" svg:height="3.701cm" svg:x="10.609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7" draw:layer="layout" svg:width="0.81cm" svg:height="3.701cm" svg:x="12.732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7" draw:layer="layout" svg:width="0.81cm" svg:height="3.701cm" svg:x="17.236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7" draw:layer="layout" svg:width="0.81cm" svg:height="3.701cm" svg:x="18.047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7" draw:layer="layout" svg:width="0.81cm" svg:height="3.701cm" svg:x="13.517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2" draw:text-style-name="P7" draw:layer="layout" svg:width="0.81cm" svg:height="3.701cm" svg:x="16.426cm" svg:y="5.294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9" draw:layer="layout" svg:width="1.621cm" svg:height="0.001cm" draw:transform="rotate (1.5702727280193) translate (9.392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4" draw:text-style-name="P9" draw:layer="layout" svg:width="1.621cm" svg:height="0.001cm" draw:transform="rotate (1.5702727280193) translate (10.203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4" draw:style-name="gr4" draw:text-style-name="P9" draw:layer="layout" svg:width="1.621cm" svg:height="0.001cm" draw:transform="rotate (1.5702727280193) translate (17.641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4" draw:style-name="gr4" draw:text-style-name="P9" draw:layer="layout" svg:width="1.621cm" svg:height="0.001cm" draw:transform="rotate (1.5702727280193) translate (16.782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4" draw:text-style-name="P9" draw:layer="layout" svg:width="1.621cm" svg:height="0.001cm" draw:transform="rotate (1.5702727280193) translate (11.062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4" draw:text-style-name="P9" draw:layer="layout" svg:width="1.621cm" svg:height="0.001cm" draw:transform="rotate (1.5702727280193) translate (14.769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4" draw:style-name="gr4" draw:text-style-name="P9" draw:layer="layout" svg:width="1.621cm" svg:height="0.001cm" draw:transform="rotate (1.5702727280193) translate (13.935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4" draw:style-name="gr4" draw:text-style-name="P9" draw:layer="layout" svg:width="1.621cm" svg:height="0.001cm" draw:transform="rotate (1.5702727280193) translate (13.111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4" draw:text-style-name="P9" draw:layer="layout" svg:width="1.621cm" svg:height="0.001cm" draw:transform="rotate (1.5702727280193) translate (18.501cm 5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5" draw:text-style-name="P9" draw:layer="layout" svg:width="0.007cm" svg:height="1.489cm" draw:transform="rotate (-0.11065387457644) translate (18.576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;p14" draw:style-name="gr5" draw:text-style-name="P9" draw:layer="layout" svg:width="0.007cm" svg:height="1.489cm" draw:transform="rotate (-0.11065387457644) translate (17.765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1;p14" draw:style-name="gr5" draw:text-style-name="P9" draw:layer="layout" svg:width="0.007cm" svg:height="1.489cm" draw:transform="rotate (-0.11065387457644) translate (10.301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14" draw:style-name="gr5" draw:text-style-name="P9" draw:layer="layout" svg:width="0.007cm" svg:height="1.489cm" draw:transform="rotate (-0.11065387457644) translate (11.112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;p14" draw:style-name="gr5" draw:text-style-name="P9" draw:layer="layout" svg:width="0.007cm" svg:height="1.489cm" draw:transform="rotate (-0.11065387457644) translate (13.209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4" draw:style-name="gr5" draw:text-style-name="P9" draw:layer="layout" svg:width="0.007cm" svg:height="1.489cm" draw:transform="rotate (-0.11065387457644) translate (14.033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4" draw:style-name="gr5" draw:text-style-name="P9" draw:layer="layout" svg:width="0.007cm" svg:height="1.489cm" draw:transform="rotate (-0.11065387457644) translate (14.857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4" draw:style-name="gr5" draw:text-style-name="P9" draw:layer="layout" svg:width="0.007cm" svg:height="1.489cm" draw:transform="rotate (-0.11065387457644) translate (16.954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;p14" draw:style-name="gr5" draw:text-style-name="P9" draw:layer="layout" svg:width="0.007cm" svg:height="1.489cm" draw:transform="rotate (-0.11065387457644) translate (9.516cm 8.9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4" draw:style-name="gr3" draw:text-style-name="P8" draw:layer="layout" svg:width="1.663cm" svg:height="0.89cm" draw:transform="rotate (-1.5692255304681) translate (9.884cm 1.923cm)">
          <text:p text:style-name="P10"><text:span text:style-name="T4">2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3" draw:text-style-name="P8" draw:layer="layout" svg:width="1.663cm" svg:height="0.89cm" draw:transform="rotate (-1.5692255304681) translate (11.51cm 1.923cm)">
          <text:p text:style-name="P10"><text:span text:style-name="T4">6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3" draw:text-style-name="P8" draw:layer="layout" svg:width="1.663cm" svg:height="0.89cm" draw:transform="rotate (-1.5692255304681) translate (13.516cm 1.923cm)">
          <text:p text:style-name="P10"><text:span text:style-name="T4">2-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3" draw:text-style-name="P8" draw:layer="layout" svg:width="1.663cm" svg:height="0.89cm" draw:transform="rotate (-1.5692255304681) translate (10.651cm 1.923cm)">
          <text:p text:style-name="P10"><text:span text:style-name="T4">4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3" draw:text-style-name="P8" draw:layer="layout" svg:width="1.663cm" svg:height="0.89cm" draw:transform="rotate (-1.5692255304681) translate (14.383cm 1.923cm)">
          <text:p text:style-name="P10"><text:span text:style-name="T4">4-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3" draw:text-style-name="P8" draw:layer="layout" svg:width="1.663cm" svg:height="0.89cm" draw:transform="rotate (-1.5692255304681) translate (18.09cm 1.923cm)">
          <text:p text:style-name="P10"><text:span text:style-name="T4">4-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3" draw:text-style-name="P8" draw:layer="layout" svg:width="1.663cm" svg:height="0.89cm" draw:transform="rotate (-1.5692255304681) translate (15.207cm 1.923cm)">
          <text:p text:style-name="P10"><text:span text:style-name="T4">6-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3" draw:text-style-name="P8" draw:layer="layout" svg:width="1.663cm" svg:height="0.89cm" draw:transform="rotate (-1.5692255304681) translate (18.949cm 1.923cm)">
          <text:p text:style-name="P10"><text:span text:style-name="T4">6-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3" draw:text-style-name="P8" draw:layer="layout" svg:width="1.663cm" svg:height="0.89cm" draw:transform="rotate (-1.5692255304681) translate (17.305cm 1.923cm)">
          <text:p text:style-name="P10"><text:span text:style-name="T4">2-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3" draw:text-style-name="P8" draw:layer="layout" svg:width="1.663cm" svg:height="0.89cm" draw:transform="rotate (-1.5692255304681) translate (18.099cm 10.585cm)">
          <text:p text:style-name="P10"><text:span text:style-name="T4">E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3" draw:text-style-name="P8" draw:layer="layout" svg:width="1.663cm" svg:height="0.89cm" draw:transform="rotate (-1.5692255304681) translate (18.897cm 10.585cm)">
          <text:p text:style-name="P10"><text:span text:style-name="T4">E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3" draw:text-style-name="P8" draw:layer="layout" svg:width="1.663cm" svg:height="0.89cm" draw:transform="rotate (-1.5692255304681) translate (10.647cm 10.585cm)">
          <text:p text:style-name="P10"><text:span text:style-name="T4">V-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3" draw:text-style-name="P8" draw:layer="layout" svg:width="1.663cm" svg:height="0.89cm" draw:transform="rotate (-1.5692255304681) translate (9.815cm 10.585cm)">
          <text:p text:style-name="P10"><text:span text:style-name="T4">U-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3" draw:text-style-name="P8" draw:layer="layout" svg:width="1.663cm" svg:height="0.89cm" draw:transform="rotate (-1.5692255304681) translate (17.296cm 10.585cm)">
          <text:p text:style-name="P10"><text:span text:style-name="T4">E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3" draw:text-style-name="P8" draw:layer="layout" svg:width="1.663cm" svg:height="0.89cm" draw:transform="rotate (-1.5692255304681) translate (13.564cm 10.585cm)">
          <text:p text:style-name="P10"><text:span text:style-name="T4">U-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3" draw:text-style-name="P8" draw:layer="layout" svg:width="1.663cm" svg:height="0.89cm" draw:transform="rotate (-1.5692255304681) translate (14.379cm 10.585cm)">
          <text:p text:style-name="P10"><text:span text:style-name="T4">V-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3" draw:text-style-name="P8" draw:layer="layout" svg:width="1.663cm" svg:height="0.89cm" draw:transform="rotate (-1.5692255304681) translate (15.203cm 10.585cm)">
          <text:p text:style-name="P10"><text:span text:style-name="T4">W-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3" draw:text-style-name="P8" draw:layer="layout" svg:width="1.663cm" svg:height="0.89cm" draw:transform="rotate (-1.5692255304681) translate (11.478cm 10.585cm)">
          <text:p text:style-name="P10"><text:span text:style-name="T4">W-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6" draw:text-style-name="P11" draw:layer="layout" svg:width="0.81cm" svg:height="3.701cm" svg:x="6.449cm" svg:y="5.23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7" draw:text-style-name="P12" draw:layer="layout" svg:width="0.81cm" svg:height="3.701cm" svg:x="7.259cm" svg:y="5.236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4" draw:text-style-name="P9" draw:layer="layout" svg:width="1.621cm" svg:height="0.001cm" draw:transform="rotate (1.5702727280193) translate (7.259cm 5.2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4" draw:style-name="gr5" draw:text-style-name="P9" draw:layer="layout" svg:width="0.007cm" svg:height="1.489cm" draw:transform="rotate (-3.14159265358979) translate (7.266cm 10.4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14" draw:style-name="gr3" draw:text-style-name="P8" draw:layer="layout" svg:width="1.807cm" svg:height="0.89cm" draw:transform="rotate (-1.5694000633933) translate (7.707cm 10.513cm)">
          <text:p text:style-name="P10"><text:span text:style-name="T4">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3" draw:text-style-name="P8" draw:layer="layout" svg:width="1.807cm" svg:height="0.89cm" draw:transform="rotate (-1.5694000633933) translate (7.707cm 1.851cm)">
          <text:p text:style-name="P10"><text:span text:style-name="T4">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4" draw:style-name="gr3" draw:text-style-name="P8" draw:layer="layout" svg:width="1.702cm" svg:height="1.059cm" draw:transform="rotate (-1.5707963267949) translate (9.878cm 6.293cm)">
          <text:p text:style-name="P10"><text:span text:style-name="T5">X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3" draw:text-style-name="P8" draw:layer="layout" svg:width="1.702cm" svg:height="1.059cm" draw:transform="rotate (-1.5707963267949) translate (10.711cm 6.293cm)">
          <text:p text:style-name="P10"><text:span text:style-name="T5">X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3" draw:text-style-name="P8" draw:layer="layout" svg:width="1.702cm" svg:height="1.059cm" draw:transform="rotate (-1.5707963267949) translate (11.549cm 6.293cm)">
          <text:p text:style-name="P10"><text:span text:style-name="T5">X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3" draw:text-style-name="P8" draw:layer="layout" svg:width="1.702cm" svg:height="1.059cm" draw:transform="rotate (-1.5707963267949) translate (13.686cm 6.293cm)">
          <text:p text:style-name="P10"><text:span text:style-name="T5">X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3" draw:text-style-name="P8" draw:layer="layout" svg:width="1.702cm" svg:height="1.059cm" draw:transform="rotate (-1.5707963267949) translate (14.457cm 6.293cm)">
          <text:p text:style-name="P10"><text:span text:style-name="T5">X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3" draw:text-style-name="P8" draw:layer="layout" svg:width="1.702cm" svg:height="1.059cm" draw:transform="rotate (-1.5707963267949) translate (15.268cm 6.293cm)">
          <text:p text:style-name="P10"><text:span text:style-name="T5">X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4" draw:style-name="gr3" draw:text-style-name="P8" draw:layer="layout" svg:width="1.702cm" svg:height="1.059cm" draw:transform="rotate (-1.5707963267949) translate (17.366cm 6.293cm)">
          <text:p text:style-name="P10"><text:span text:style-name="T5">X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3" draw:text-style-name="P8" draw:layer="layout" svg:width="1.702cm" svg:height="1.059cm" draw:transform="rotate (-1.5707963267949) translate (18.204cm 6.293cm)">
          <text:p text:style-name="P10"><text:span text:style-name="T5">X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4" draw:style-name="gr3" draw:text-style-name="P8" draw:layer="layout" svg:width="1.702cm" svg:height="1.059cm" draw:transform="rotate (-1.5707963267949) translate (18.987cm 6.293cm)">
          <text:p text:style-name="P10"><text:span text:style-name="T5">X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1237e757f6c_0_147:notes" draw:style-name="gr1" draw:layer="layout" svg:width="16.932cm" svg:height="9.524cm" svg:x="1.059cm" svg:y="1.905cm" draw:page-number="2" presentation:class="page"/>
          <draw:frame draw:name="Google Shape;58;g1237e757f6c_0_147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custom-shape draw:name="Google Shape;125;p15" draw:style-name="gr8" draw:text-style-name="P13" draw:layer="layout" svg:width="0.81cm" svg:height="3.701cm" svg:x="7.943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5" draw:style-name="gr9" draw:text-style-name="P14" draw:layer="layout" svg:width="0.81cm" svg:height="3.701cm" svg:x="7.133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5" draw:style-name="gr8" draw:text-style-name="P13" draw:layer="layout" svg:width="0.81cm" svg:height="3.701cm" svg:x="10.322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5" draw:style-name="gr9" draw:text-style-name="P14" draw:layer="layout" svg:width="0.81cm" svg:height="3.701cm" svg:x="9.511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5" draw:style-name="gr8" draw:text-style-name="P13" draw:layer="layout" svg:width="0.81cm" svg:height="3.701cm" svg:x="12.7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5" draw:style-name="gr9" draw:text-style-name="P14" draw:layer="layout" svg:width="0.81cm" svg:height="3.701cm" svg:x="11.889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5" draw:style-name="gr8" draw:text-style-name="P13" draw:layer="layout" svg:width="0.81cm" svg:height="3.701cm" svg:x="15.078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9" draw:text-style-name="P14" draw:layer="layout" svg:width="0.81cm" svg:height="3.701cm" svg:x="14.267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8" draw:text-style-name="P13" draw:layer="layout" svg:width="0.81cm" svg:height="3.701cm" svg:x="17.457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9" draw:text-style-name="P14" draw:layer="layout" svg:width="0.81cm" svg:height="3.701cm" svg:x="16.646cm" svg:y="5.2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5" draw:text-style-name="P9" draw:layer="layout" svg:width="1.62cm" svg:height="0.001cm" draw:transform="rotate (-1.5707963267949) translate (7.538cm 8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6;p15" draw:style-name="gr4" draw:text-style-name="P9" draw:layer="layout" svg:width="1.621cm" svg:height="0.001cm" draw:transform="rotate (1.5702727280193) translate (7.538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5" draw:style-name="gr5" draw:text-style-name="P9" draw:layer="layout" svg:width="1.62cm" svg:height="0.001cm" draw:transform="rotate (-1.5707963267949) translate (17.051cm 8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5" draw:style-name="gr5" draw:text-style-name="P9" draw:layer="layout" svg:width="1.62cm" svg:height="0.001cm" draw:transform="rotate (-1.5707963267949) translate (14.673cm 8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5" draw:text-style-name="P9" draw:layer="layout" svg:width="1.62cm" svg:height="0.001cm" draw:transform="rotate (-1.5707963267949) translate (12.295cm 8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15" draw:style-name="gr5" draw:text-style-name="P9" draw:layer="layout" svg:width="1.62cm" svg:height="0.001cm" draw:transform="rotate (-1.5707963267949) translate (9.916cm 8.9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5" draw:style-name="gr5" draw:text-style-name="P9" draw:layer="layout" svg:width="0.007cm" svg:height="1.489cm" draw:transform="rotate (-3.14159265358979) translate (8.347cm 10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15" draw:style-name="gr4" draw:text-style-name="P9" draw:layer="layout" svg:width="1.621cm" svg:height="0.001cm" draw:transform="rotate (1.5702727280193) translate (8.348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5" draw:style-name="gr4" draw:text-style-name="P9" draw:layer="layout" svg:width="1.621cm" svg:height="0.001cm" draw:transform="rotate (1.5702727280193) translate (9.916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4" draw:text-style-name="P9" draw:layer="layout" svg:width="1.621cm" svg:height="0.001cm" draw:transform="rotate (1.5702727280193) translate (10.727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15" draw:style-name="gr4" draw:text-style-name="P9" draw:layer="layout" svg:width="1.621cm" svg:height="0.001cm" draw:transform="rotate (1.5702727280193) translate (12.294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5" draw:style-name="gr4" draw:text-style-name="P9" draw:layer="layout" svg:width="1.621cm" svg:height="0.001cm" draw:transform="rotate (1.5702727280193) translate (13.105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gr4" draw:text-style-name="P9" draw:layer="layout" svg:width="1.621cm" svg:height="0.001cm" draw:transform="rotate (1.5702727280193) translate (14.672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15" draw:style-name="gr4" draw:text-style-name="P9" draw:layer="layout" svg:width="1.621cm" svg:height="0.001cm" draw:transform="rotate (1.5702727280193) translate (15.483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5" draw:style-name="gr4" draw:text-style-name="P9" draw:layer="layout" svg:width="1.621cm" svg:height="0.001cm" draw:transform="rotate (1.5702727280193) translate (17.051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5" draw:style-name="gr4" draw:text-style-name="P9" draw:layer="layout" svg:width="1.621cm" svg:height="0.001cm" draw:transform="rotate (1.5702727280193) translate (17.861cm 5.2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3" draw:text-style-name="P8" draw:layer="layout" svg:width="1.807cm" svg:height="0.89cm" draw:transform="rotate (-1.5694000633933) translate (18.309cm 1.86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5" draw:style-name="gr3" draw:text-style-name="P8" draw:layer="layout" svg:width="1.663cm" svg:height="0.932cm" draw:transform="rotate (-1.5692255304681) translate (13.575cm 10.781cm)">
          <text:p text:style-name="P10"><text:span text:style-name="T6">8</text:span><text:span text:style-name="T7">-(H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5" draw:style-name="gr3" draw:text-style-name="P8" draw:layer="layout" svg:width="1.663cm" svg:height="0.932cm" draw:transform="rotate (-1.5692255304681) translate (12.764cm 10.781cm)">
          <text:p text:style-name="P10"><text:span text:style-name="T6">7</text:span><text:span text:style-name="T7">-(H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3" draw:text-style-name="P8" draw:layer="layout" svg:width="1.759cm" svg:height="0.932cm" draw:transform="rotate (-1.5694000633933) translate (15.142cm 10.733cm)">
          <text:p text:style-name="P10"><text:span text:style-name="T6">19</text:span><text:span text:style-name="T7">-(H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5" draw:style-name="gr3" draw:text-style-name="P8" draw:layer="layout" svg:width="1.759cm" svg:height="0.932cm" draw:transform="rotate (-1.5694000633933) translate (15.953cm 10.733cm)">
          <text:p text:style-name="P10"><text:span text:style-name="T6">20</text:span><text:span text:style-name="T7">-(H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5" draw:style-name="gr3" draw:text-style-name="P8" draw:layer="layout" svg:width="1.759cm" svg:height="0.932cm" draw:transform="rotate (-1.5694000633933) translate (17.52cm 10.733cm)">
          <text:p text:style-name="P10"><text:span text:style-name="T6">13</text:span><text:span text:style-name="T7">-(H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5" draw:style-name="gr3" draw:text-style-name="P8" draw:layer="layout" svg:width="1.759cm" svg:height="0.932cm" draw:transform="rotate (-1.5694000633933) translate (18.331cm 10.733cm)">
          <text:p text:style-name="P10"><text:span text:style-name="T6">14</text:span><text:span text:style-name="T7">-(H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5" draw:style-name="gr3" draw:text-style-name="P8" draw:layer="layout" svg:width="1.759cm" svg:height="0.932cm" draw:transform="rotate (-1.5694000633933) translate (8.007cm 10.733cm)">
          <text:p text:style-name="P10"><text:span text:style-name="T6">11</text:span><text:span text:style-name="T7">-(S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3" draw:text-style-name="P8" draw:layer="layout" svg:width="1.759cm" svg:height="0.932cm" draw:transform="rotate (-1.5694000633933) translate (8.818cm 10.733cm)">
          <text:p text:style-name="P10"><text:span text:style-name="T6">12</text:span><text:span text:style-name="T7">-(S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3" draw:text-style-name="P8" draw:layer="layout" svg:width="1.759cm" svg:height="0.932cm" draw:transform="rotate (-1.5694000633933) translate (10.407cm 10.733cm)">
          <text:p text:style-name="P10"><text:span text:style-name="T6">9</text:span><text:span text:style-name="T7">-(S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3" draw:text-style-name="P8" draw:layer="layout" svg:width="1.759cm" svg:height="0.932cm" draw:transform="rotate (-1.5694000633933) translate (11.292cm 10.733cm)">
          <text:p text:style-name="P10"><text:span text:style-name="T6">10</text:span><text:span text:style-name="T7">-(S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3" draw:text-style-name="P8" draw:layer="layout" svg:width="2.772cm" svg:height="0.89cm" draw:transform="rotate (-1.5692255304681) translate (8.006cm 0.961cm)">
          <text:p text:style-name="P10"><text:span text:style-name="T4">Retour P3/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3" draw:text-style-name="P8" draw:layer="layout" svg:width="2.824cm" svg:height="0.89cm" draw:transform="rotate (-1.5695745963185) translate (8.795cm 0.935cm)">
          <text:p text:style-name="P10"><text:span text:style-name="T4">A1-KA1/84-KM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3" draw:text-style-name="P8" draw:layer="layout" svg:width="1.862cm" svg:height="0.89cm" draw:transform="rotate (-1.5694000633933) translate (10.386cm 1.906cm)">
          <text:p text:style-name="P10"><text:span text:style-name="T4">62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3" draw:text-style-name="P8" draw:layer="layout" svg:width="1.787cm" svg:height="0.89cm" draw:transform="rotate (-1.5694000633933) translate (11.27cm 1.882cm)">
          <text:p text:style-name="P10"><text:span text:style-name="T4">A1-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3" draw:text-style-name="P8" draw:layer="layout" svg:width="1.986cm" svg:height="0.89cm" draw:transform="rotate (-1.5695745963185) translate (17.52cm 1.979cm)">
          <text:p text:style-name="P10"><text:span text:style-name="T4">84-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5" draw:style-name="gr3" draw:text-style-name="P8" draw:layer="layout" svg:width="1.933cm" svg:height="0.89cm" draw:transform="rotate (-1.5695745963185) translate (15.142cm 1.871cm)">
          <text:p text:style-name="P10"><text:span text:style-name="T4">54-KM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3" draw:text-style-name="P8" draw:layer="layout" svg:width="2.072cm" svg:height="0.89cm" draw:transform="rotate (-1.5692255304681) translate (12.764cm 1.732cm)">
          <text:p text:style-name="P10"><text:span text:style-name="T4">KM1/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5" draw:style-name="gr5" draw:text-style-name="P9" draw:layer="layout" svg:width="0.007cm" svg:height="1.489cm" draw:transform="rotate (-3.14159265358979) translate (10.825cm 10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15" draw:style-name="gr5" draw:text-style-name="P9" draw:layer="layout" svg:width="0.007cm" svg:height="1.489cm" draw:transform="rotate (-3.14159265358979) translate (13.108cm 10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1;p15" draw:style-name="gr5" draw:text-style-name="P9" draw:layer="layout" svg:width="0.007cm" svg:height="1.489cm" draw:transform="rotate (-3.14159265358979) translate (15.486cm 10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2;p15" draw:style-name="gr5" draw:text-style-name="P9" draw:layer="layout" svg:width="0.007cm" svg:height="1.489cm" draw:transform="rotate (-3.14159265358979) translate (17.864cm 10.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15" draw:style-name="gr3" draw:text-style-name="P8" draw:layer="layout" svg:width="5.988cm" svg:height="1.101cm" svg:x="0.5cm" svg:y="0.5cm">
          <text:p text:style-name="P1"><text:span text:style-name="T3">Borniers de command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3" draw:text-style-name="P8" draw:layer="layout" svg:width="1.702cm" svg:height="1.059cm" draw:transform="rotate (-1.5707963267949) translate (8.073cm 6.293cm)">
          <text:p text:style-name="P10"><text:span text:style-name="T8">X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3" draw:text-style-name="P8" draw:layer="layout" svg:width="1.702cm" svg:height="1.059cm" draw:transform="rotate (-1.5707963267949) translate (8.883cm 6.293cm)">
          <text:p text:style-name="P10"><text:span text:style-name="T5">X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3" draw:text-style-name="P8" draw:layer="layout" svg:width="1.702cm" svg:height="1.059cm" draw:transform="rotate (-1.5707963267949) translate (10.451cm 6.293cm)">
          <text:p text:style-name="P10"><text:span text:style-name="T8">X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3" draw:text-style-name="P8" draw:layer="layout" svg:width="1.702cm" svg:height="1.059cm" draw:transform="rotate (-1.5707963267949) translate (11.262cm 6.293cm)">
          <text:p text:style-name="P10"><text:span text:style-name="T5">X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15" draw:style-name="gr3" draw:text-style-name="P8" draw:layer="layout" svg:width="1.702cm" svg:height="1.059cm" draw:transform="rotate (-1.5707963267949) translate (12.829cm 6.293cm)">
          <text:p text:style-name="P10"><text:span text:style-name="T8">X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15" draw:style-name="gr3" draw:text-style-name="P8" draw:layer="layout" svg:width="1.702cm" svg:height="1.059cm" draw:transform="rotate (-1.5707963267949) translate (13.64cm 6.293cm)">
          <text:p text:style-name="P10"><text:span text:style-name="T5">X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15" draw:style-name="gr3" draw:text-style-name="P8" draw:layer="layout" svg:width="1.702cm" svg:height="1.059cm" draw:transform="rotate (-1.5707963267949) translate (15.207cm 6.325cm)">
          <text:p text:style-name="P10"><text:span text:style-name="T8">X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5" draw:style-name="gr3" draw:text-style-name="P8" draw:layer="layout" svg:width="1.702cm" svg:height="1.059cm" draw:transform="rotate (-1.5707963267949) translate (16.018cm 6.325cm)">
          <text:p text:style-name="P10"><text:span text:style-name="T5">X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5" draw:style-name="gr3" draw:text-style-name="P8" draw:layer="layout" svg:width="1.702cm" svg:height="1.059cm" draw:transform="rotate (-1.5707963267949) translate (17.586cm 6.293cm)">
          <text:p text:style-name="P10"><text:span text:style-name="T8">X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5" draw:style-name="gr3" draw:text-style-name="P8" draw:layer="layout" svg:width="1.702cm" svg:height="1.059cm" draw:transform="rotate (-1.5707963267949) translate (18.397cm 6.293cm)">
          <text:p text:style-name="P10"><text:span text:style-name="T5">X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5" draw:style-name="gr3" draw:text-style-name="P8" draw:layer="layout" svg:width="1.807cm" svg:height="0.89cm" draw:transform="rotate (-1.5694000633933) translate (15.931cm 1.86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5" draw:style-name="gr3" draw:text-style-name="P8" draw:layer="layout" svg:width="1.807cm" svg:height="0.89cm" draw:transform="rotate (-1.5694000633933) translate (13.553cm 1.86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p:notes" draw:style-name="gr1" draw:layer="layout" svg:width="16.933cm" svg:height="9.524cm" svg:x="1.059cm" svg:y="1.905cm" draw:page-number="3" presentation:class="page"/>
          <draw:frame draw:name="Google Shape;123;p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90;p16" draw:style-name="gr9" draw:text-style-name="P14" draw:layer="layout" svg:width="0.81cm" svg:height="3.701cm" svg:x="1.363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9" draw:text-style-name="P14" draw:layer="layout" svg:width="0.81cm" svg:height="3.701cm" svg:x="6.179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9" draw:text-style-name="P14" draw:layer="layout" svg:width="0.81cm" svg:height="3.701cm" svg:x="2.985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9" draw:text-style-name="P14" draw:layer="layout" svg:width="0.81cm" svg:height="3.701cm" svg:x="5.369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6" draw:style-name="gr9" draw:text-style-name="P14" draw:layer="layout" svg:width="0.81cm" svg:height="3.701cm" svg:x="10.205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6" draw:style-name="gr9" draw:text-style-name="P14" draw:layer="layout" svg:width="0.81cm" svg:height="3.701cm" svg:x="7.787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6" draw:style-name="gr8" draw:text-style-name="P13" draw:layer="layout" svg:width="0.81cm" svg:height="3.701cm" svg:x="2.174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6" draw:style-name="gr8" draw:text-style-name="P13" draw:layer="layout" svg:width="0.81cm" svg:height="3.701cm" svg:x="9.384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6" draw:style-name="gr8" draw:text-style-name="P13" draw:layer="layout" svg:width="0.81cm" svg:height="3.701cm" svg:x="3.796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6" draw:style-name="gr8" draw:text-style-name="P13" draw:layer="layout" svg:width="0.81cm" svg:height="3.701cm" svg:x="14.195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6" draw:style-name="gr8" draw:text-style-name="P13" draw:layer="layout" svg:width="0.81cm" svg:height="3.701cm" svg:x="11.79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6" draw:style-name="gr8" draw:text-style-name="P13" draw:layer="layout" svg:width="0.81cm" svg:height="3.701cm" svg:x="11.016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6" draw:style-name="gr9" draw:text-style-name="P14" draw:layer="layout" svg:width="0.81cm" svg:height="3.701cm" svg:x="6.996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6" draw:style-name="gr9" draw:text-style-name="P14" draw:layer="layout" svg:width="0.81cm" svg:height="3.701cm" svg:x="13.374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8" draw:text-style-name="P13" draw:layer="layout" svg:width="0.81cm" svg:height="3.701cm" svg:x="15.837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6" draw:style-name="gr9" draw:text-style-name="P14" draw:layer="layout" svg:width="0.81cm" svg:height="3.701cm" svg:x="15.016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6" draw:style-name="gr8" draw:text-style-name="P13" draw:layer="layout" svg:width="0.81cm" svg:height="3.701cm" svg:x="17.479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6" draw:style-name="gr9" draw:text-style-name="P14" draw:layer="layout" svg:width="0.81cm" svg:height="3.701cm" svg:x="16.658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6" draw:style-name="gr8" draw:text-style-name="P13" draw:layer="layout" svg:width="0.81cm" svg:height="3.701cm" svg:x="19.942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6" draw:style-name="gr9" draw:text-style-name="P14" draw:layer="layout" svg:width="0.81cm" svg:height="3.701cm" svg:x="19.121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8" draw:text-style-name="P13" draw:layer="layout" svg:width="0.81cm" svg:height="3.701cm" svg:x="20.763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8" draw:text-style-name="P13" draw:layer="layout" svg:width="0.81cm" svg:height="3.701cm" svg:x="23.226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9" draw:text-style-name="P14" draw:layer="layout" svg:width="0.81cm" svg:height="3.701cm" svg:x="22.405cm" svg:y="5.393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10" draw:text-style-name="P9" draw:layer="layout" svg:width="1.621cm" svg:height="0.001cm" draw:transform="rotate (1.5702727280193) translate (1.791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16" draw:style-name="gr4" draw:text-style-name="P9" draw:layer="layout" svg:width="1.621cm" svg:height="0.001cm" draw:transform="rotate (1.5702727280193) translate (2.579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16" draw:style-name="gr10" draw:text-style-name="P9" draw:layer="layout" svg:width="0.81cm" svg:height="0.001cm" draw:transform="rotate (1.5707963267949) translate (3.4cm 5.3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16" draw:style-name="gr11" draw:text-style-name="P9" draw:layer="layout" svg:width="1.621cm" svg:height="0.001cm" draw:transform="rotate (1.5702727280193) translate (4.201cm 5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7;p16" draw:style-name="gr11" draw:text-style-name="P9" draw:layer="layout" svg:width="0.81cm" svg:height="0.001cm" draw:transform="rotate (-1.5707963267949) translate (5.796cm 4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16" draw:style-name="gr11" draw:text-style-name="P9" draw:layer="layout" svg:width="0.816cm" svg:height="0.001cm" draw:transform="rotate (-1.5707963267949) translate (6.586cm 4.5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16" draw:style-name="gr4" draw:text-style-name="P9" draw:layer="layout" svg:width="1.621cm" svg:height="0.001cm" draw:transform="rotate (1.5702727280193) translate (7.395cm 5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16" draw:style-name="gr11" draw:text-style-name="P9" draw:layer="layout" svg:width="1.621cm" svg:height="0.001cm" draw:transform="rotate (1.5702727280193) translate (9.806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16" draw:style-name="gr11" draw:text-style-name="P9" draw:layer="layout" svg:width="1.621cm" svg:height="0.001cm" draw:transform="rotate (1.5702727280193) translate (10.605cm 5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16" draw:style-name="gr11" draw:text-style-name="P9" draw:layer="layout" svg:width="1.621cm" svg:height="0.001cm" draw:transform="rotate (1.5702727280193) translate (11.404cm 5.3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16" draw:style-name="gr4" draw:text-style-name="P9" draw:layer="layout" svg:width="1.621cm" svg:height="0.001cm" draw:transform="rotate (1.5702727280193) translate (8.206cm 5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16" draw:style-name="gr12" draw:text-style-name="P9" draw:layer="layout" svg:width="0.772cm" svg:height="0.001cm" draw:transform="rotate (1.5707963267949) translate (12.196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16" draw:style-name="gr11" draw:text-style-name="P9" draw:layer="layout" svg:width="1.621cm" svg:height="0.001cm" draw:transform="rotate (1.5702727280193) translate (13.777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16" draw:style-name="gr11" draw:text-style-name="P9" draw:layer="layout" svg:width="1.621cm" svg:height="0.001cm" draw:transform="rotate (1.5702727280193) translate (14.573cm 5.3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16" draw:style-name="gr11" draw:text-style-name="P9" draw:layer="layout" svg:width="0.001cm" svg:height="1.297cm" draw:transform="rotate (-3.14159265358979) translate (15.369cm 5.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16" draw:style-name="gr4" draw:text-style-name="P9" draw:layer="layout" svg:width="1.621cm" svg:height="0.001cm" draw:transform="rotate (1.5702727280193) translate (17.88cm 5.3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16" draw:style-name="gr4" draw:text-style-name="P9" draw:layer="layout" svg:width="1.621cm" svg:height="0.001cm" draw:transform="rotate (1.5702727280193) translate (20.351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16" draw:style-name="gr4" draw:text-style-name="P9" draw:layer="layout" svg:width="1.621cm" svg:height="0.001cm" draw:transform="rotate (1.5702727280193) translate (23.672cm 5.36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16" draw:style-name="gr4" draw:text-style-name="P9" draw:layer="layout" svg:width="1.621cm" svg:height="0.001cm" draw:transform="rotate (1.5702727280193) translate (22.81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16" draw:style-name="gr4" draw:text-style-name="P9" draw:layer="layout" svg:width="1.621cm" svg:height="0.001cm" draw:transform="rotate (1.5702727280193) translate (21.146cm 5.3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16" draw:style-name="gr3" draw:text-style-name="P8" draw:layer="layout" svg:width="1.663cm" svg:height="0.89cm" draw:transform="rotate (-1.5692255304681) translate (2.303cm 2.049cm)">
          <text:p text:style-name="P10"><text:span text:style-name="T4">+24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16" draw:style-name="gr3" draw:text-style-name="P8" draw:layer="layout" svg:width="1.855cm" svg:height="0.89cm" draw:transform="rotate (-1.5694000633933) translate (4.646cm 1.857cm)">
          <text:p text:style-name="P10"><text:span text:style-name="T4">NF 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16" draw:style-name="gr3" draw:text-style-name="P8" draw:layer="layout" svg:width="1.663cm" svg:height="0.89cm" draw:transform="rotate (-1.5692255304681) translate (11.074cm 2.145cm)">
          <text:p text:style-name="P10"><text:span text:style-name="T4">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16" draw:style-name="gr3" draw:text-style-name="P8" draw:layer="layout" svg:width="2.099cm" svg:height="0.89cm" draw:transform="rotate (-1.5692255304681) translate (11.849cm 1.691cm)">
          <text:p text:style-name="P10"><text:span text:style-name="T4"><text:s/></text:span><text:span text:style-name="T4">2 - 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16" draw:style-name="gr3" draw:text-style-name="P8" draw:layer="layout" svg:width="2.572cm" svg:height="0.89cm" draw:transform="rotate (-1.5692255304681) translate (7.859cm 0.885cm)">
          <text:p text:style-name="P10"><text:span text:style-name="T4">NO KM1/ KM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16" draw:style-name="gr5" draw:text-style-name="P9" draw:layer="layout" svg:width="1.62cm" svg:height="0.001cm" draw:transform="rotate (-1.5707963267949) translate (1.747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16" draw:style-name="gr5" draw:text-style-name="P9" draw:layer="layout" svg:width="1.62cm" svg:height="0.001cm" draw:transform="rotate (-1.5707963267949) translate (3.386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16" draw:style-name="gr5" draw:text-style-name="P9" draw:layer="layout" svg:width="1.62cm" svg:height="0.001cm" draw:transform="rotate (-1.5707963267949) translate (5.782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16" draw:style-name="gr5" draw:text-style-name="P9" draw:layer="layout" svg:width="1.62cm" svg:height="0.001cm" draw:transform="rotate (-1.5707963267949) translate (10.611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16" draw:style-name="gr5" draw:text-style-name="P9" draw:layer="layout" svg:width="1.62cm" svg:height="0.001cm" draw:transform="rotate (-1.5707963267949) translate (15.359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16" draw:style-name="gr5" draw:text-style-name="P9" draw:layer="layout" svg:width="1.62cm" svg:height="0.001cm" draw:transform="rotate (-1.5707963267949) translate (13.78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16" draw:style-name="gr5" draw:text-style-name="P9" draw:layer="layout" svg:width="1.62cm" svg:height="0.001cm" draw:transform="rotate (-1.5707963267949) translate (17.064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16" draw:style-name="gr5" draw:text-style-name="P9" draw:layer="layout" svg:width="1.62cm" svg:height="0.001cm" draw:transform="rotate (-1.5707963267949) translate (19.527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16" draw:style-name="gr5" draw:text-style-name="P9" draw:layer="layout" svg:width="1.62cm" svg:height="0.001cm" draw:transform="rotate (-1.5707963267949) translate (22.811cm 9.09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16" draw:style-name="gr3" draw:text-style-name="P8" draw:layer="layout" svg:width="3.082cm" svg:height="0.89cm" draw:transform="rotate (-1.5692255304681) translate (8.653cm 0.63cm)">
          <text:p text:style-name="P10"><text:span text:style-name="T4">NO KM4/ NF 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16" draw:style-name="gr3" draw:text-style-name="P8" draw:layer="layout" svg:width="1.649cm" svg:height="0.89cm" draw:transform="rotate (-1.5692255304681) translate (16.689cm 1.96cm)">
          <text:p text:style-name="P10"><text:span text:style-name="T4">14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16" draw:style-name="gr3" draw:text-style-name="P8" draw:layer="layout" svg:width="1.857cm" svg:height="0.89cm" draw:transform="rotate (-1.5694000633933) translate (10.252cm 2.049cm)">
          <text:p text:style-name="P10"><text:span text:style-name="T4">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16" draw:style-name="gr3" draw:text-style-name="P8" draw:layer="layout" svg:width="1.709cm" svg:height="0.89cm" draw:transform="rotate (-1.5694000633933) translate (14.225cm 1.93cm)">
          <text:p text:style-name="P10"><text:span text:style-name="T4">13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16" draw:style-name="gr3" draw:text-style-name="P8" draw:layer="layout" svg:width="1.749cm" svg:height="0.89cm" draw:transform="rotate (-1.5694000633933) translate (18.331cm 1.91cm)">
          <text:p text:style-name="P10"><text:span text:style-name="T4">A1-KM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16" draw:style-name="gr11" draw:text-style-name="P9" draw:layer="layout" svg:width="0.79cm" svg:height="0.002cm" svg:x="14.581cm" svg:y="4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16" draw:style-name="gr3" draw:text-style-name="P8" draw:layer="layout" svg:width="1.649cm" svg:height="0.89cm" draw:transform="rotate (-1.5692255304681) translate (20.794cm 2.056cm)">
          <text:p text:style-name="P10"><text:span text:style-name="T4">61-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16" draw:style-name="gr3" draw:text-style-name="P8" draw:layer="layout" svg:width="1.649cm" svg:height="0.89cm" draw:transform="rotate (-1.5692255304681) translate (23.258cm 2.056cm)">
          <text:p text:style-name="P10"><text:span text:style-name="T4">62-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16" draw:style-name="gr3" draw:text-style-name="P8" draw:layer="layout" svg:width="1.749cm" svg:height="0.89cm" draw:transform="rotate (-1.5694000633933) translate (21.616cm 2.006cm)">
          <text:p text:style-name="P10"><text:span text:style-name="T4">A1-KM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16" draw:style-name="gr3" draw:text-style-name="P8" draw:layer="layout" svg:width="1.749cm" svg:height="0.89cm" draw:transform="rotate (-1.5694000633933) translate (24.142cm 1.963cm)">
          <text:p text:style-name="P10"><text:span text:style-name="T4">A1-KM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16" draw:style-name="gr12" draw:text-style-name="P9" draw:layer="layout" svg:width="7.331cm" svg:height="0.001cm" draw:transform="rotate (-3.14159265358979) translate (19.535cm 4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16" draw:style-name="gr5" draw:text-style-name="P9" draw:layer="layout" svg:width="0.007cm" svg:height="1.489cm" draw:transform="rotate (-3.14159265358979) translate (23.638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9;p16" draw:style-name="gr5" draw:text-style-name="P9" draw:layer="layout" svg:width="0.007cm" svg:height="1.489cm" draw:transform="rotate (-3.14159265358979) translate (16.213cm 10.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0;p16" draw:style-name="gr5" draw:text-style-name="P9" draw:layer="layout" svg:width="0.007cm" svg:height="1.489cm" draw:transform="rotate (-3.14159265358979) translate (14.603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1;p16" draw:style-name="gr5" draw:text-style-name="P9" draw:layer="layout" svg:width="0.007cm" svg:height="1.489cm" draw:transform="rotate (-3.14159265358979) translate (17.887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2;p16" draw:style-name="gr5" draw:text-style-name="P9" draw:layer="layout" svg:width="0.007cm" svg:height="1.489cm" draw:transform="rotate (-3.14159265358979) translate (12.197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3;p16" draw:style-name="gr5" draw:text-style-name="P9" draw:layer="layout" svg:width="0.007cm" svg:height="1.489cm" draw:transform="rotate (-3.14159265358979) translate (11.405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4;p16" draw:style-name="gr5" draw:text-style-name="P9" draw:layer="layout" svg:width="0.007cm" svg:height="1.489cm" draw:transform="rotate (-3.14159265358979) translate (2.581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5;p16" draw:style-name="gr5" draw:text-style-name="P9" draw:layer="layout" svg:width="0.007cm" svg:height="1.489cm" draw:transform="rotate (-3.14159265358979) translate (4.179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6;p16" draw:style-name="gr5" draw:text-style-name="P9" draw:layer="layout" svg:width="0.007cm" svg:height="1.489cm" draw:transform="rotate (-3.14159265358979) translate (9.805cm 10.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7;p16" draw:style-name="gr5" draw:text-style-name="P9" draw:layer="layout" svg:width="0.007cm" svg:height="1.489cm" draw:transform="rotate (-3.14159265358979) translate (21.171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16" draw:style-name="gr5" draw:text-style-name="P9" draw:layer="layout" svg:width="0.007cm" svg:height="1.489cm" draw:transform="rotate (-3.14159265358979) translate (20.35cm 10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9;p16" draw:style-name="gr3" draw:text-style-name="P8" draw:layer="layout" svg:width="1.841cm" svg:height="0.89cm" draw:transform="rotate (-1.5694000633933) translate (3.027cm 11.156cm)">
          <text:p text:style-name="P10"><text:span text:style-name="T9">26</text:span><text:span text:style-name="T4">-(H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16" draw:style-name="gr3" draw:text-style-name="P8" draw:layer="layout" svg:width="2.396cm" svg:height="0.89cm" draw:transform="rotate (-1.5694000633933) translate (2.302cm 10.905cm)">
          <text:p text:style-name="P10"><text:span text:style-name="T9">25</text:span><text:span text:style-name="T4">-(H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16" draw:style-name="gr3" draw:text-style-name="P8" draw:layer="layout" svg:width="1.759cm" svg:height="0.89cm" draw:transform="rotate (-1.5694000633933) translate (6.215cm 11.244cm)">
          <text:p text:style-name="P10"><text:span text:style-name="T4">P3-</text:span><text:span text:style-name="T10">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16" draw:style-name="gr3" draw:text-style-name="P8" draw:layer="layout" svg:width="2.395cm" svg:height="0.89cm" draw:transform="rotate (-1.5694000633933) translate (3.859cm 10.906cm)">
          <text:p text:style-name="P10"><text:span text:style-name="T9">27</text:span><text:span text:style-name="T4">-(S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6" draw:style-name="gr3" draw:text-style-name="P8" draw:layer="layout" svg:width="1.663cm" svg:height="0.89cm" draw:transform="rotate (-1.5692255304681) translate (10.269cm 11.244cm)">
          <text:p text:style-name="P10"><text:span text:style-name="T4">P3-</text:span><text:span text:style-name="T10">N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16" draw:style-name="gr3" draw:text-style-name="P8" draw:layer="layout" svg:width="2.387cm" svg:height="0.89cm" draw:transform="rotate (-1.5694000633933) translate (4.679cm 10.91cm)">
          <text:p text:style-name="P10"><text:span text:style-name="T9">28</text:span><text:span text:style-name="T4">-(S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16" draw:style-name="gr3" draw:text-style-name="P8" draw:layer="layout" svg:width="2.045cm" svg:height="0.89cm" draw:transform="rotate (-1.5692255304681) translate (11.869cm 11.08cm)">
          <text:p text:style-name="P10"><text:span text:style-name="T4">P2-</text:span><text:span text:style-name="T10">N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16" draw:style-name="gr3" draw:text-style-name="P8" draw:layer="layout" svg:width="1.759cm" svg:height="0.89cm" draw:transform="rotate (-1.5694000633933) translate (11.126cm 11.244cm)">
          <text:p text:style-name="P10"><text:span text:style-name="T4">P2-</text:span><text:span text:style-name="T10">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6" draw:style-name="gr3" draw:text-style-name="P8" draw:layer="layout" svg:width="1.663cm" svg:height="0.89cm" draw:transform="rotate (-1.5692255304681) translate (15.045cm 11.244cm)">
          <text:p text:style-name="P10"><text:span text:style-name="T4">P1-</text:span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6" draw:style-name="gr3" draw:text-style-name="P8" draw:layer="layout" svg:width="2.577cm" svg:height="0.89cm" draw:transform="rotate (-1.5692255304681) translate (12.629cm 10.899cm)">
          <text:p text:style-name="P10"><text:span text:style-name="T4">P2-</text:span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6" draw:style-name="gr3" draw:text-style-name="P8" draw:layer="layout" svg:width="1.759cm" svg:height="0.89cm" draw:transform="rotate (-1.5694000633933) translate (14.323cm 11.196cm)">
          <text:p text:style-name="P10"><text:span text:style-name="T4">P1-</text:span><text:span text:style-name="T10">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6" draw:style-name="gr4" draw:text-style-name="P9" draw:layer="layout" svg:width="1.607cm" svg:height="0.001cm" svg:x="6.592cm" svg:y="9.9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16" draw:style-name="gr4" draw:text-style-name="P9" draw:layer="layout" svg:width="0.816cm" svg:height="0.001cm" draw:transform="rotate (1.5707963267949) translate (6.605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16" draw:style-name="gr4" draw:text-style-name="P9" draw:layer="layout" svg:width="0.79cm" svg:height="0.001cm" draw:transform="rotate (-1.5707963267949) translate (8.207cm 9.1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16" draw:style-name="gr4" draw:text-style-name="P9" draw:layer="layout" svg:width="0.816cm" svg:height="0.001cm" draw:transform="rotate (1.5707963267949) translate (7.414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16" draw:style-name="gr3" draw:text-style-name="P8" draw:layer="layout" svg:width="1.663cm" svg:height="0.89cm" draw:transform="rotate (-1.5692255304681) translate (18.352cm 11.271cm)">
          <text:p text:style-name="P10"><text:span text:style-name="T9">16</text:span><text:span text:style-name="T4">-(S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16" draw:style-name="gr3" draw:text-style-name="P8" draw:layer="layout" svg:width="1.663cm" svg:height="0.89cm" draw:transform="rotate (-1.5692255304681) translate (15.858cm 11.244cm)">
          <text:p text:style-name="P10"><text:span text:style-name="T9">21</text:span><text:span text:style-name="T4">-(S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16" draw:style-name="gr3" draw:text-style-name="P8" draw:layer="layout" svg:width="1.759cm" svg:height="0.89cm" draw:transform="rotate (-1.5694000633933) translate (16.659cm 11.244cm)">
          <text:p text:style-name="P10"><text:span text:style-name="T9">22</text:span><text:span text:style-name="T4">-(S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16" draw:style-name="gr3" draw:text-style-name="P8" draw:layer="layout" svg:width="1.759cm" svg:height="0.89cm" draw:transform="rotate (-1.5694000633933) translate (17.478cm 11.244cm)">
          <text:p text:style-name="P10"><text:span text:style-name="T9">15</text:span><text:span text:style-name="T4">-(S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16" draw:style-name="gr3" draw:text-style-name="P8" draw:layer="layout" svg:width="1.663cm" svg:height="0.89cm" draw:transform="rotate (-1.5692255304681) translate (20.826cm 11.292cm)">
          <text:p text:style-name="P10"><text:span text:style-name="T4">Pθ-</text:span><text:span text:style-name="T10">N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16" draw:style-name="gr3" draw:text-style-name="P8" draw:layer="layout" svg:width="1.759cm" svg:height="0.89cm" draw:transform="rotate (-1.5694000633933) translate (19.912cm 11.196cm)">
          <text:p text:style-name="P10"><text:span text:style-name="T4">Pθ-</text:span><text:span text:style-name="T10">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16" draw:style-name="gr3" draw:text-style-name="P8" draw:layer="layout" svg:width="1.663cm" svg:height="0.89cm" draw:transform="rotate (-1.5692255304681) translate (23.165cm 11.292cm)">
          <text:p text:style-name="P10"><text:span text:style-name="T9">23</text:span><text:span text:style-name="T4">-(S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16" draw:style-name="gr3" draw:text-style-name="P8" draw:layer="layout" svg:width="1.663cm" svg:height="0.89cm" draw:transform="rotate (-1.5692255304681) translate (21.606cm 11.357cm)">
          <text:p text:style-name="P10"><text:span text:style-name="T4">Pθ-</text:span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16" draw:style-name="gr3" draw:text-style-name="P8" draw:layer="layout" svg:width="1.663cm" svg:height="0.89cm" draw:transform="rotate (-1.5697491292437) translate (24.073cm 11.293cm)">
          <text:p text:style-name="P10"><text:span text:style-name="T9">24</text:span><text:span text:style-name="T4">-(S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16" draw:style-name="gr3" draw:text-style-name="P8" draw:layer="layout" svg:width="1.702cm" svg:height="1.059cm" draw:transform="rotate (-1.5707963267949) translate (2.303cm 6.379cm)">
          <text:p text:style-name="P10"><text:span text:style-name="T8">X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16" draw:style-name="gr3" draw:text-style-name="P8" draw:layer="layout" svg:width="1.702cm" svg:height="1.059cm" draw:transform="rotate (-1.5707963267949) translate (3.114cm 6.393cm)">
          <text:p text:style-name="P10"><text:span text:style-name="T5">X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16" draw:style-name="gr3" draw:text-style-name="P8" draw:layer="layout" svg:width="1.807cm" svg:height="0.89cm" draw:transform="rotate (-1.5694000633933) translate (3.027cm 1.976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16" draw:style-name="gr3" draw:text-style-name="P8" draw:layer="layout" svg:width="1.702cm" svg:height="1.059cm" draw:transform="rotate (-1.5707963267949) translate (3.9cm 6.386cm)">
          <text:p text:style-name="P10"><text:span text:style-name="T8">X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16" draw:style-name="gr3" draw:text-style-name="P8" draw:layer="layout" svg:width="1.702cm" svg:height="1.059cm" draw:transform="rotate (-1.5707963267949) translate (4.711cm 6.4cm)">
          <text:p text:style-name="P10"><text:span text:style-name="T5">X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16" draw:style-name="gr3" draw:text-style-name="P8" draw:layer="layout" svg:width="1.702cm" svg:height="1.059cm" draw:transform="rotate (-1.5707963267949) translate (6.314cm 6.4cm)">
          <text:p text:style-name="P10"><text:span text:style-name="T8">X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16" draw:style-name="gr3" draw:text-style-name="P8" draw:layer="layout" svg:width="1.702cm" svg:height="1.059cm" draw:transform="rotate (-1.5707963267949) translate (10.342cm 6.426cm)">
          <text:p text:style-name="P10"><text:span text:style-name="T5">X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16" draw:style-name="gr3" draw:text-style-name="P8" draw:layer="layout" svg:width="1.702cm" svg:height="1.059cm" draw:transform="rotate (-1.5707963267949) translate (11.125cm 6.426cm)">
          <text:p text:style-name="P10"><text:span text:style-name="T8">X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16" draw:style-name="gr3" draw:text-style-name="P8" draw:layer="layout" svg:width="1.702cm" svg:height="1.059cm" draw:transform="rotate (-1.5707963267949) translate (11.931cm 6.393cm)">
          <text:p text:style-name="P10"><text:span text:style-name="T5">X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16" draw:style-name="gr3" draw:text-style-name="P8" draw:layer="layout" svg:width="1.702cm" svg:height="1.059cm" draw:transform="rotate (-1.5707963267949) translate (12.785cm 6.393cm)">
          <text:p text:style-name="P10"><text:span text:style-name="T5">X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16" draw:style-name="gr3" draw:text-style-name="P8" draw:layer="layout" svg:width="1.702cm" svg:height="1.059cm" draw:transform="rotate (-1.5707963267949) translate (15.164cm 6.426cm)">
          <text:p text:style-name="P10"><text:span text:style-name="T5">X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16" draw:style-name="gr3" draw:text-style-name="P8" draw:layer="layout" svg:width="1.702cm" svg:height="1.059cm" draw:transform="rotate (-1.5707963267949) translate (14.343cm 6.426cm)">
          <text:p text:style-name="P10"><text:span text:style-name="T8">X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16" draw:style-name="gr3" draw:text-style-name="P8" draw:layer="layout" svg:width="1.702cm" svg:height="1.059cm" draw:transform="rotate (-1.5707963267949) translate (16.777cm 6.393cm)">
          <text:p text:style-name="P10"><text:span text:style-name="T5">X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16" draw:style-name="gr3" draw:text-style-name="P8" draw:layer="layout" svg:width="1.702cm" svg:height="1.059cm" draw:transform="rotate (-1.5707963267949) translate (15.956cm 6.393cm)">
          <text:p text:style-name="P10"><text:span text:style-name="T8">X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16" draw:style-name="gr3" draw:text-style-name="P8" draw:layer="layout" svg:width="1.702cm" svg:height="1.059cm" draw:transform="rotate (-1.5707963267949) translate (18.419cm 6.426cm)">
          <text:p text:style-name="P10"><text:span text:style-name="T5">X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16" draw:style-name="gr3" draw:text-style-name="P8" draw:layer="layout" svg:width="1.702cm" svg:height="1.059cm" draw:transform="rotate (-1.5707963267949) translate (17.598cm 6.426cm)">
          <text:p text:style-name="P10"><text:span text:style-name="T8">X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16" draw:style-name="gr3" draw:text-style-name="P8" draw:layer="layout" svg:width="1.702cm" svg:height="1.059cm" draw:transform="rotate (-1.5707963267949) translate (20.882cm 6.393cm)">
          <text:p text:style-name="P10"><text:span text:style-name="T5">X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16" draw:style-name="gr3" draw:text-style-name="P8" draw:layer="layout" svg:width="1.702cm" svg:height="1.059cm" draw:transform="rotate (-1.5707963267949) translate (20.061cm 6.393cm)">
          <text:p text:style-name="P10"><text:span text:style-name="T8">X3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16" draw:style-name="gr3" draw:text-style-name="P8" draw:layer="layout" svg:width="1.702cm" svg:height="1.059cm" draw:transform="rotate (-1.5707963267949) translate (21.703cm 6.426cm)">
          <text:p text:style-name="P10"><text:span text:style-name="T5">X3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16" draw:style-name="gr3" draw:text-style-name="P8" draw:layer="layout" svg:width="1.702cm" svg:height="1.059cm" draw:transform="rotate (-1.5707963267949) translate (24.166cm 6.393cm)">
          <text:p text:style-name="P10"><text:span text:style-name="T5">X3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16" draw:style-name="gr3" draw:text-style-name="P8" draw:layer="layout" svg:width="1.702cm" svg:height="1.059cm" draw:transform="rotate (-1.5707963267949) translate (23.345cm 6.393cm)">
          <text:p text:style-name="P10"><text:span text:style-name="T8">X3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16" draw:style-name="gr10" draw:text-style-name="P9" draw:layer="layout" svg:width="1.621cm" svg:height="0.001cm" svg:x="1.792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16" draw:style-name="gr11" draw:text-style-name="P9" draw:layer="layout" svg:width="2.383cm" svg:height="0.001cm" draw:transform="rotate (-3.14159265358979) translate (6.585cm 4.5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16" draw:style-name="gr11" draw:text-style-name="P9" draw:layer="layout" svg:width="0.82cm" svg:height="0.001cm" draw:transform="rotate (-3.14159265358979) translate (10.611cm 4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16" draw:style-name="gr11" draw:text-style-name="P9" draw:layer="layout" svg:width="2.357cm" svg:height="0.001cm" draw:transform="rotate (-3.14159265358979) translate (13.774cm 4.0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16" draw:style-name="gr12" draw:text-style-name="P9" draw:layer="layout" svg:width="0.773cm" svg:height="0.001cm" draw:transform="rotate (-1.5707963267949) translate (19.527cm 4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16" draw:style-name="gr3" draw:text-style-name="P8" draw:layer="layout" svg:width="1.709cm" svg:height="0.89cm" draw:transform="rotate (-1.5694000633933) translate (15.045cm 1.93cm)">
          <text:p text:style-name="P10"><text:span text:style-name="T4">4-KA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6" draw:style-name="gr11" draw:text-style-name="P9" draw:layer="layout" svg:width="1.621cm" svg:height="0.001cm" draw:transform="rotate (1.5702727280193) translate (16.232cm 5.3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1;p16" draw:style-name="gr11" draw:text-style-name="P9" draw:layer="layout" svg:width="0.001cm" svg:height="1.297cm" draw:transform="rotate (-3.14159265358979) translate (17.028cm 5.3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16" draw:style-name="gr11" draw:text-style-name="P9" draw:layer="layout" svg:width="0.79cm" svg:height="0.002cm" svg:x="16.24cm" svg:y="4.0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7;g1237e757f6c_0_6:notes" draw:style-name="gr1" draw:layer="layout" svg:width="16.932cm" svg:height="9.524cm" svg:x="1.059cm" svg:y="1.905cm" draw:page-number="4" presentation:class="page"/>
          <draw:frame draw:name="Google Shape;188;g1237e757f6c_0_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327;p17" draw:style-name="gr3" draw:text-style-name="P8" draw:layer="layout" svg:width="5.815cm" svg:height="1.691cm" svg:x="0.499cm" svg:y="0.5cm">
          <text:p text:style-name="P1"><text:span text:style-name="T3">Borniers d’alimentation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17" draw:style-name="gr8" draw:text-style-name="P13" draw:layer="layout" svg:width="0.81cm" svg:height="3.701cm" svg:x="8.262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17" draw:style-name="gr4" draw:text-style-name="P9" draw:layer="layout" svg:width="1.621cm" svg:height="0.001cm" draw:transform="rotate (1.5702727280193) translate (8.667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17" draw:style-name="gr8" draw:text-style-name="P13" draw:layer="layout" svg:width="0.81cm" svg:height="3.701cm" svg:x="9.073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17" draw:style-name="gr4" draw:text-style-name="P9" draw:layer="layout" svg:width="1.621cm" svg:height="0.001cm" draw:transform="rotate (1.5702727280193) translate (9.478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17" draw:style-name="gr8" draw:text-style-name="P13" draw:layer="layout" svg:width="0.81cm" svg:height="3.701cm" svg:x="9.884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17" draw:style-name="gr4" draw:text-style-name="P9" draw:layer="layout" svg:width="1.621cm" svg:height="0.001cm" draw:transform="rotate (1.5702727280193) translate (10.289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17" draw:style-name="gr8" draw:text-style-name="P13" draw:layer="layout" svg:width="0.81cm" svg:height="3.701cm" svg:x="10.695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17" draw:style-name="gr4" draw:text-style-name="P9" draw:layer="layout" svg:width="1.621cm" svg:height="0.001cm" draw:transform="rotate (1.5702727280193) translate (11.1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17" draw:style-name="gr13" draw:text-style-name="P15" draw:layer="layout" svg:width="0.81cm" svg:height="3.701cm" svg:x="13.127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17" draw:style-name="gr4" draw:text-style-name="P9" draw:layer="layout" svg:width="1.621cm" svg:height="0.001cm" draw:transform="rotate (1.5702727280193) translate (13.532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;p17" draw:style-name="gr5" draw:text-style-name="P9" draw:layer="layout" svg:width="0.007cm" svg:height="1.489cm" draw:transform="rotate (-3.14159265358979) translate (13.535cm 10.4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9;p17" draw:style-name="gr13" draw:text-style-name="P15" draw:layer="layout" svg:width="0.81cm" svg:height="3.701cm" svg:x="13.938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17" draw:style-name="gr4" draw:text-style-name="P9" draw:layer="layout" svg:width="1.621cm" svg:height="0.001cm" draw:transform="rotate (1.5702727280193) translate (14.343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;p17" draw:style-name="gr5" draw:text-style-name="P9" draw:layer="layout" svg:width="0.007cm" svg:height="1.489cm" draw:transform="rotate (-3.14159265358979) translate (14.346cm 10.4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2;p17" draw:style-name="gr13" draw:text-style-name="P15" draw:layer="layout" svg:width="0.81cm" svg:height="3.701cm" svg:x="14.749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17" draw:style-name="gr4" draw:text-style-name="P9" draw:layer="layout" svg:width="1.621cm" svg:height="0.001cm" draw:transform="rotate (1.5702727280193) translate (15.154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17" draw:style-name="gr5" draw:text-style-name="P9" draw:layer="layout" svg:width="0.007cm" svg:height="1.489cm" draw:transform="rotate (-3.14159265358979) translate (15.157cm 10.4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5;p17" draw:style-name="gr14" draw:text-style-name="P16" draw:layer="layout" svg:width="0.81cm" svg:height="3.701cm" svg:x="12.316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17" draw:style-name="gr4" draw:text-style-name="P9" draw:layer="layout" svg:width="1.621cm" svg:height="0.001cm" draw:transform="rotate (1.5702727280193) translate (12.721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17" draw:style-name="gr5" draw:text-style-name="P9" draw:layer="layout" svg:width="0.007cm" svg:height="1.489cm" draw:transform="rotate (-3.14159265358979) translate (12.724cm 10.4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8;p17" draw:style-name="gr6" draw:text-style-name="P11" draw:layer="layout" svg:width="0.81cm" svg:height="3.701cm" svg:x="15.56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17" draw:style-name="gr7" draw:text-style-name="P12" draw:layer="layout" svg:width="0.81cm" svg:height="3.701cm" svg:x="16.371cm" svg:y="5.285cm"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17" draw:style-name="gr4" draw:text-style-name="P9" draw:layer="layout" svg:width="1.621cm" svg:height="0.001cm" draw:transform="rotate (1.5702727280193) translate (16.371cm 5.2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17" draw:style-name="gr5" draw:text-style-name="P9" draw:layer="layout" svg:width="0.007cm" svg:height="1.489cm" draw:transform="rotate (-3.14159265358979) translate (16.377cm 10.4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2;p17" draw:style-name="gr4" draw:text-style-name="P9" draw:layer="layout" svg:width="0.811cm" svg:height="0.001cm" draw:transform="rotate (1.5707963267949) translate (8.668cm 9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3;p17" draw:style-name="gr4" draw:text-style-name="P9" draw:layer="layout" svg:width="0.811cm" svg:height="0.001cm" draw:transform="rotate (1.5707963267949) translate (9.479cm 9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4;p17" draw:style-name="gr4" draw:text-style-name="P9" draw:layer="layout" svg:width="0.811cm" svg:height="0.001cm" draw:transform="rotate (1.5707963267949) translate (10.289cm 9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17" draw:style-name="gr4" draw:text-style-name="P9" draw:layer="layout" svg:width="0.811cm" svg:height="0.001cm" draw:transform="rotate (1.5707963267949) translate (11.1cm 9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6;p17" draw:style-name="gr4" draw:text-style-name="P9" draw:layer="layout" svg:width="2.432cm" svg:height="0.001cm" draw:transform="rotate (-3.14159265358979) translate (11.1cm 9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;p17" draw:style-name="gr3" draw:text-style-name="P8" draw:layer="layout" svg:width="1.807cm" svg:height="0.89cm" draw:transform="rotate (-1.5694000633933) translate (9.115cm 1.8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17" draw:style-name="gr3" draw:text-style-name="P8" draw:layer="layout" svg:width="1.807cm" svg:height="0.89cm" draw:transform="rotate (-1.5694000633933) translate (9.926cm 1.8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17" draw:style-name="gr3" draw:text-style-name="P8" draw:layer="layout" svg:width="1.807cm" svg:height="0.89cm" draw:transform="rotate (-1.5694000633933) translate (10.737cm 1.8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17" draw:style-name="gr3" draw:text-style-name="P8" draw:layer="layout" svg:width="1.807cm" svg:height="0.89cm" draw:transform="rotate (-1.5694000633933) translate (11.548cm 1.81cm)">
          <text:p text:style-name="P10"><text:span text:style-name="T4">Comm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17" draw:style-name="gr3" draw:text-style-name="P8" draw:layer="layout" svg:width="1.807cm" svg:height="0.89cm" draw:transform="rotate (-1.5694000633933) translate (16.819cm 10.668cm)">
          <text:p text:style-name="P10"><text:span text:style-name="T4">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17" draw:style-name="gr3" draw:text-style-name="P8" draw:layer="layout" svg:width="1.807cm" svg:height="0.89cm" draw:transform="rotate (-1.5694000633933) translate (16.822cm 1.909cm)">
          <text:p text:style-name="P10"><text:span text:style-name="T4">Ter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17" draw:style-name="gr3" draw:text-style-name="P8" draw:layer="layout" svg:width="1.807cm" svg:height="0.89cm" draw:transform="rotate (-1.5694000633933) translate (15.602cm 10.668cm)">
          <text:p text:style-name="P10"><text:span text:style-name="T4">Phas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17" draw:style-name="gr3" draw:text-style-name="P8" draw:layer="layout" svg:width="1.807cm" svg:height="0.89cm" draw:transform="rotate (-1.5694000633933) translate (14.791cm 10.668cm)">
          <text:p text:style-name="P10"><text:span text:style-name="T4">Pha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17" draw:style-name="gr3" draw:text-style-name="P8" draw:layer="layout" svg:width="1.807cm" svg:height="0.89cm" draw:transform="rotate (-1.5694000633933) translate (13.98cm 10.668cm)">
          <text:p text:style-name="P10"><text:span text:style-name="T4">Pha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17" draw:style-name="gr3" draw:text-style-name="P8" draw:layer="layout" svg:width="1.807cm" svg:height="0.89cm" draw:transform="rotate (-1.5694000633933) translate (13.169cm 10.668cm)">
          <text:p text:style-name="P10"><text:span text:style-name="T4">Neu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17" draw:style-name="gr3" draw:text-style-name="P8" draw:layer="layout" svg:width="1.807cm" svg:height="0.89cm" draw:transform="rotate (-1.5694000633933) translate (15.582cm 1.909cm)">
          <text:p text:style-name="P10"><text:span text:style-name="T4">Phas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17" draw:style-name="gr3" draw:text-style-name="P8" draw:layer="layout" svg:width="1.807cm" svg:height="0.89cm" draw:transform="rotate (-1.5694000633933) translate (14.791cm 1.909cm)">
          <text:p text:style-name="P10"><text:span text:style-name="T4">Phas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17" draw:style-name="gr3" draw:text-style-name="P8" draw:layer="layout" svg:width="1.807cm" svg:height="0.89cm" draw:transform="rotate (-1.5694000633933) translate (13.98cm 1.909cm)">
          <text:p text:style-name="P10"><text:span text:style-name="T4">Phas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17" draw:style-name="gr3" draw:text-style-name="P8" draw:layer="layout" svg:width="1.807cm" svg:height="0.89cm" draw:transform="rotate (-1.5694000633933) translate (13.169cm 1.909cm)">
          <text:p text:style-name="P10"><text:span text:style-name="T4">Neu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17" draw:style-name="gr3" draw:text-style-name="P8" draw:layer="layout" svg:width="1.702cm" svg:height="1.059cm" draw:transform="rotate (-1.5707963267949) translate (15.689cm 6.285cm)">
          <text:p text:style-name="P10"><text:span text:style-name="T5">L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17" draw:style-name="gr3" draw:text-style-name="P8" draw:layer="layout" svg:width="1.702cm" svg:height="1.059cm" draw:transform="rotate (-1.5707963267949) translate (14.878cm 6.285cm)">
          <text:p text:style-name="P10"><text:span text:style-name="T5">L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17" draw:style-name="gr3" draw:text-style-name="P8" draw:layer="layout" svg:width="1.702cm" svg:height="1.059cm" draw:transform="rotate (-1.5707963267949) translate (14.067cm 6.285cm)">
          <text:p text:style-name="P10"><text:span text:style-name="T5">L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17" draw:style-name="gr3" draw:text-style-name="P8" draw:layer="layout" svg:width="1.702cm" svg:height="1.059cm" draw:transform="rotate (-1.5707963267949) translate (13.192cm 6.285cm)">
          <text:p text:style-name="P10"><text:span text:style-name="T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4;g1226e2f0287_0_0:notes" draw:style-name="gr1" draw:layer="layout" svg:width="16.932cm" svg:height="9.524cm" svg:x="1.059cm" svg:y="1.905cm" draw:page-number="5" presentation:class="page"/>
          <draw:frame draw:name="Google Shape;325;g1226e2f0287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3"/>
    <meta:generator>LibreOfficeDev/6.0.5.2$Linux_X86_64 LibreOffice_project/</meta:generator>
  </office:meta>
</office:document-meta>
</file>